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895cm" table:align="left"/>
    </style:style>
    <style:style style:name="Table1.A" style:family="table-column">
      <style:table-column-properties style:column-width="0.9cm"/>
    </style:style>
    <style:style style:name="Table1.C" style:family="table-column">
      <style:table-column-properties style:column-width="1.005cm"/>
    </style:style>
    <style:style style:name="Table1.E" style:family="table-column">
      <style:table-column-properties style:column-width="1.0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213cm" table:align="left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2.101cm"/>
    </style:style>
    <style:style style:name="Table2.E" style:family="table-column">
      <style:table-column-properties style:column-width="2.111cm"/>
    </style:style>
    <style:style style:name="Table2.1" style:family="table-row">
      <style:table-row-properties style:min-row-height="1.2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2" style:family="table-row">
      <style:table-row-properties style:min-row-height="1.65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508cm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2.101cm"/>
    </style:style>
    <style:style style:name="Table3.E" style:family="table-column">
      <style:table-column-properties style:column-width="2.111cm"/>
    </style:style>
    <style:style style:name="Table3.1" style:family="table-row">
      <style:table-row-properties style:min-row-height="1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style:min-row-height="1.651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508cm"/>
    </style:style>
    <style:style style:name="P1" style:family="paragraph" style:parent-style-name="Standard">
      <style:text-properties officeooo:rsid="001a1cda" officeooo:paragraph-rsid="001a1cda"/>
    </style:style>
    <style:style style:name="P2" style:family="paragraph" style:parent-style-name="Standard">
      <style:text-properties style:font-name="Times New Roman" officeooo:rsid="001a1cda" officeooo:paragraph-rsid="001a1cda"/>
    </style:style>
    <style:style style:name="P3" style:family="paragraph" style:parent-style-name="Standard">
      <style:text-properties style:font-name="Times New Roman" officeooo:rsid="001a1cda" officeooo:paragraph-rsid="001bae55"/>
    </style:style>
    <style:style style:name="P4" style:family="paragraph" style:parent-style-name="Standard">
      <style:text-properties style:font-name="Times New Roman" officeooo:rsid="001a5a78" officeooo:paragraph-rsid="001a5a78"/>
    </style:style>
    <style:style style:name="P5" style:family="paragraph" style:parent-style-name="Standard">
      <style:text-properties style:font-name="Times New Roman" officeooo:rsid="001bae55" officeooo:paragraph-rsid="001bae55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able_20_Contents">
      <style:text-properties style:font-name="Times New Roman" officeooo:rsid="001a1cda" officeooo:paragraph-rsid="001a1cda"/>
    </style:style>
    <style:style style:name="P8" style:family="paragraph" style:parent-style-name="Table_20_Contents">
      <style:text-properties style:font-name="Times New Roman" officeooo:rsid="001a5a78" officeooo:paragraph-rsid="001a5a78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1a5a78" officeooo:paragraph-rsid="001a5a78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1a5a78" officeooo:paragraph-rsid="001bae55"/>
    </style:style>
    <style:style style:name="P11" style:family="paragraph" style:parent-style-name="Table_20_Contents">
      <style:text-properties style:font-name="Times New Roman" officeooo:rsid="001a5a78" officeooo:paragraph-rsid="001bae5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1bae55"/>
    </style:style>
    <style:style style:name="P14" style:family="paragraph" style:parent-style-name="Table_20_Contents">
      <style:text-properties style:font-name="Times New Roman" officeooo:paragraph-rsid="001bae5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1bae55" officeooo:paragraph-rsid="001bae55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officeooo:rsid="001a5a78"/>
    </style:style>
    <style:style style:name="T2" style:family="text">
      <style:text-properties officeooo:rsid="001bae55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Somador Binário (1 bit)</text:p>
      <text:p text:style-name="P2"/>
      <text:p text:style-name="P2">No somador binário, nós temos como entradas os bits A,B,Cin. Os bits A e B são os bits dos vetores de entrada e o Cin, Carry In, é um bit que carrega o excedente de uma soma anterior. E tem como saída os bits S e Cout. O bit S é o resultado da soma entre os bits e o Cout, Carry Out, carrega o excedente dessa soma.</text:p>
      <text:p text:style-name="P2"/>
      <text:p text:style-name="P2">Tabela verdade do Somador Binário</text:p>
      <text:p text:style-name="P2"/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Cin</text:p>
          </table:table-cell>
          <table:table-cell table:style-name="Table1.A1" office:value-type="string">
            <text:p text:style-name="P7">S</text:p>
          </table:table-cell>
          <table:table-cell table:style-name="Table1.E1" office:value-type="string">
            <text:p text:style-name="P7">Cout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0</text:p>
          </table:table-cell>
        </table:table-row>
      </table:table>
      <text:p text:style-name="P2"/>
      <text:p text:style-name="P2">Mapa de Karnaugh para <text:span text:style-name="T2">s</text:span>aída S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able:table-row table:style-name="Table2.1">
          <table:table-cell table:style-name="Table2.A1" office:value-type="string">
            <text:p text:style-name="P6"><draw:line text:anchor-type="paragraph" draw:z-index="0" draw:name="Shape1" draw:style-name="gr1" draw:text-style-name="P16" svg:x1="0.002cm" svg:y1="0.044cm" svg:x2="1.907cm" svg:y2="1.208cm"><text:p/></draw:line><text:s text:c="8"/><text:span text:style-name="T1">AB</text:span></text:p>
            <text:p text:style-name="P6"/>
            <text:p text:style-name="P8">Carry In</text:p>
          </table:table-cell>
          <table:table-cell table:style-name="Table2.A1" office:value-type="string">
            <text:p text:style-name="P6"><text:s text:c="3"/></text:p>
            <text:p text:style-name="P9">00</text:p>
          </table:table-cell>
          <table:table-cell table:style-name="Table2.A1" office:value-type="string">
            <text:p text:style-name="P12"/>
            <text:p text:style-name="P9">01</text:p>
          </table:table-cell>
          <table:table-cell table:style-name="Table2.A1" office:value-type="string">
            <text:p text:style-name="P6"/>
            <text:p text:style-name="P9">11</text:p>
          </table:table-cell>
          <table:table-cell table:style-name="Table2.E1" office:value-type="string">
            <text:p text:style-name="P12"/>
            <text:p text:style-name="P9">10</text:p>
          </table:table-cell>
        </table:table-row>
        <table:table-row table:style-name="Table2.2">
          <table:table-cell table:style-name="Table2.A2" office:value-type="string">
            <text:p text:style-name="P12"/>
            <text:p text:style-name="P9">0</text:p>
          </table:table-cell>
          <table:table-cell table:style-name="Table2.A2" office:value-type="string">
            <text:p text:style-name="P12"/>
            <text:p text:style-name="P9">0</text:p>
          </table:table-cell>
          <table:table-cell table:style-name="Table2.A2" office:value-type="string">
            <text:p text:style-name="P6"/>
            <text:p text:style-name="P9">1</text:p>
          </table:table-cell>
          <table:table-cell table:style-name="Table2.A2" office:value-type="string">
            <text:p text:style-name="P6"/>
            <text:p text:style-name="P9">0</text:p>
          </table:table-cell>
          <table:table-cell table:style-name="Table2.E2" office:value-type="string">
            <text:p text:style-name="P12"/>
            <text:p text:style-name="P9">0</text:p>
          </table:table-cell>
        </table:table-row>
        <table:table-row table:style-name="Table2.3">
          <table:table-cell table:style-name="Table2.A2" office:value-type="string">
            <text:p text:style-name="P6"/>
            <text:p text:style-name="P9">1</text:p>
          </table:table-cell>
          <table:table-cell table:style-name="Table2.A2" office:value-type="string">
            <text:p text:style-name="P12"/>
            <text:p text:style-name="P9">1</text:p>
          </table:table-cell>
          <table:table-cell table:style-name="Table2.A2" office:value-type="string">
            <text:p text:style-name="P12"/>
            <text:p text:style-name="P9">0</text:p>
          </table:table-cell>
          <table:table-cell table:style-name="Table2.A2" office:value-type="string">
            <text:p text:style-name="P6"/>
            <text:p text:style-name="P9">1</text:p>
          </table:table-cell>
          <table:table-cell table:style-name="Table2.E2" office:value-type="string">
            <text:p text:style-name="P12"/>
            <text:p text:style-name="P9">0</text:p>
          </table:table-cell>
        </table:table-row>
      </table:table>
      <text:p text:style-name="P2"/>
      <text:p text:style-name="P1"/>
      <text:p text:style-name="P4">Nesse Mapa de Karnaugh, não há 1 com vizinhos.</text:p>
      <text:p text:style-name="P4"/>
      <text:p text:style-name="P4">Expressão <text:span text:style-name="T2">para saída S</text:span>:</text:p>
      <text:p text:style-name="P4"/>
      <text:p text:style-name="P4"><draw:frame draw:style-name="fr1" draw:name="Object1" text:anchor-type="as-char" svg:y="-0.377cm" svg:width="7.659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2" text:anchor-type="as-char" svg:y="-0.386cm" svg:width="7.146cm" svg:height="0.50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3" text:anchor-type="as-char" svg:y="-0.386cm" svg:width="4.921cm" svg:height="0.506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4" text:anchor-type="as-char" svg:y="-0.386cm" svg:width="2.709cm" svg:height="0.506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Mapa de Karnaugh para saída Cout: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row table:style-name="Table3.1">
          <table:table-cell table:style-name="Table3.A1" office:value-type="string">
            <text:p text:style-name="P14"><draw:line text:anchor-type="paragraph" draw:z-index="5" draw:name="Shape1" draw:style-name="gr1" draw:text-style-name="P16" svg:x1="0.002cm" svg:y1="0.044cm" svg:x2="1.907cm" svg:y2="1.208cm"><text:p/></draw:line><text:s text:c="8"/><text:span text:style-name="T1">AB</text:span></text:p>
            <text:p text:style-name="P14"/>
            <text:p text:style-name="P11"><text:span text:style-name="T2">Ci</text:span>n</text:p>
          </table:table-cell>
          <table:table-cell table:style-name="Table3.A1" office:value-type="string">
            <text:p text:style-name="P14"><text:s text:c="3"/></text:p>
            <text:p text:style-name="P10">00</text:p>
          </table:table-cell>
          <table:table-cell table:style-name="Table3.A1" office:value-type="string">
            <text:p text:style-name="P13"/>
            <text:p text:style-name="P10">01</text:p>
          </table:table-cell>
          <table:table-cell table:style-name="Table3.A1" office:value-type="string">
            <text:p text:style-name="P14"/>
            <text:p text:style-name="P10">11</text:p>
          </table:table-cell>
          <table:table-cell table:style-name="Table3.E1" office:value-type="string">
            <text:p text:style-name="P13"/>
            <text:p text:style-name="P10">10</text:p>
          </table:table-cell>
        </table:table-row>
        <table:table-row table:style-name="Table3.2">
          <table:table-cell table:style-name="Table3.A2" office:value-type="string">
            <text:p text:style-name="P13"/>
            <text:p text:style-name="P10">0</text:p>
          </table:table-cell>
          <table:table-cell table:style-name="Table3.A2" office:value-type="string">
            <text:p text:style-name="P13"/>
            <text:p text:style-name="P10">0</text:p>
          </table:table-cell>
          <table:table-cell table:style-name="Table3.A2" office:value-type="string">
            <text:p text:style-name="P14"/>
            <text:p text:style-name="P15">0</text:p>
          </table:table-cell>
          <table:table-cell table:style-name="Table3.A2" office:value-type="string">
            <text:p text:style-name="P14"/>
            <text:p text:style-name="P15">1</text:p>
          </table:table-cell>
          <table:table-cell table:style-name="Table3.E2" office:value-type="string">
            <text:p text:style-name="P13"/>
            <text:p text:style-name="P10">0</text:p>
          </table:table-cell>
        </table:table-row>
        <table:table-row table:style-name="Table3.3">
          <table:table-cell table:style-name="Table3.A2" office:value-type="string">
            <text:p text:style-name="P14"/>
            <text:p text:style-name="P10">1</text:p>
          </table:table-cell>
          <table:table-cell table:style-name="Table3.A2" office:value-type="string">
            <text:p text:style-name="P13"/>
            <text:p text:style-name="P15">0</text:p>
          </table:table-cell>
          <table:table-cell table:style-name="Table3.A2" office:value-type="string">
            <text:p text:style-name="P13"/>
            <text:p text:style-name="P15">1</text:p>
          </table:table-cell>
          <table:table-cell table:style-name="Table3.A2" office:value-type="string">
            <text:p text:style-name="P14"/>
            <text:p text:style-name="P10">1</text:p>
          </table:table-cell>
          <table:table-cell table:style-name="Table3.E2" office:value-type="string">
            <text:p text:style-name="P13"/>
            <text:p text:style-name="P15">1</text:p>
          </table:table-cell>
        </table:table-row>
      </table:table>
      <text:p text:style-name="P3"/>
      <text:p text:style-name="P5">Nesse mapa, o 011 é vizinho do 111, o 110 é vizinho do 111, o 101 é vizinho do 111, mas não é possível colocar 4 em um grupo.</text:p>
      <text:p text:style-name="P5"/>
      <text:p text:style-name="P5">Expressão:</text:p>
      <text:p text:style-name="P5"/>
      <text:p text:style-name="P5"><draw:frame draw:style-name="fr1" draw:name="Object5" text:anchor-type="as-char" svg:y="-0.377cm" svg:width="4.606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1" draw:name="Object6" text:anchor-type="as-char" svg:y="-0.386cm" svg:width="4.068cm" svg:height="0.506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>A expressão pode ser reescrita para, com objetivo de deixar o circuito mais compacto:</text:p>
      <text:p text:style-name="P5"/>
      <text:p text:style-name="P5"><draw:frame draw:style-name="fr1" draw:name="Object7" text:anchor-type="as-char" svg:y="-0.386cm" svg:width="4.129cm" svg:height="0.506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24:16.200000000</meta:creation-date>
    <dc:date>2019-09-02T10:07:50.317000000</dc:date>
    <meta:editing-duration>PT3S</meta:editing-duration>
    <meta:editing-cycles>1</meta:editing-cycles>
    <meta:document-statistic meta:table-count="3" meta:image-count="0" meta:object-count="7" meta:page-count="2" meta:paragraph-count="96" meta:word-count="224" meta:character-count="846" meta:non-whitespace-character-count="687"/>
    <meta:generator>LibreOffice/6.2.4.2$Windows_X86_64 LibreOffice_project/2412653d852ce75f65fbfa83fb7e7b669a126d64</meta:generator>
  </office:meta>
</office:document-meta>
</file>

<file path=Object 2/content.xml><?xml version="1.0" encoding="utf-8"?>
<math xmlns="http://www.w3.org/1998/Math/MathML" display="block">
  <semantics>
    <mrow>
      <mi>S</mi>
      <mo stretchy="false">=</mo>
      <mrow>
        <mrow>
          <mover accent="true">
            <mi>A</mi>
            <mo>¯</mo>
          </mover>
          <mo stretchy="false">⋅</mo>
          <mover accent="true">
            <mi>B</mi>
            <mo>¯</mo>
          </mover>
          <mo stretchy="false">⋅</mo>
          <mi mathvariant="italic">Cin</mi>
        </mrow>
        <mo stretchy="false">+</mo>
        <mrow>
          <mover accent="true">
            <mi>A</mi>
            <mo>¯</mo>
          </mover>
          <mo stretchy="false">⋅</mo>
          <mi>B</mi>
          <mo stretchy="false">⋅</mo>
          <mover accent="true">
            <mi mathvariant="italic">Cin</mi>
            <mo>¯</mo>
          </mover>
        </mrow>
        <mo stretchy="false">+</mo>
        <mrow>
          <mi>A</mi>
          <mo stretchy="false">⋅</mo>
          <mi>B</mi>
          <mo stretchy="false">⋅</mo>
          <mi mathvariant="italic">Cin</mi>
        </mrow>
        <mo stretchy="false">+</mo>
        <mrow>
          <mi>A</mi>
          <mo stretchy="false">⋅</mo>
          <mover accent="true">
            <mi>B</mi>
            <mo>¯</mo>
          </mover>
          <mo stretchy="false">⋅</mo>
          <mover accent="true">
            <mi mathvariant="italic">Cin</mi>
            <mo>¯</mo>
          </mover>
        </mrow>
      </mrow>
    </mrow>
    <annotation encoding="StarMath 5.0">S = overline{ A } cdot overline{ B } cdot Cin +  overline { A } cdot B cdot overline{ Cin } + A cdot B cdot Cin + A cdot overline{ B } cdot overline{ Cin } 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over accent="true">
          <mi>A</mi>
          <mo>¯</mo>
        </mover>
      </mrow>
      <mrow>
        <mrow>
          <mo fence="true" stretchy="false">(</mo>
          <mrow>
            <mrow>
              <mrow>
                <mover accent="true">
                  <mi>B</mi>
                  <mo>¯</mo>
                </mover>
                <mo stretchy="false">⋅</mo>
                <mi mathvariant="italic">Cin</mi>
              </mrow>
              <mo stretchy="false">+</mo>
              <mrow>
                <mi>B</mi>
                <mo stretchy="false">⋅</mo>
                <mover accent="true">
                  <mi mathvariant="italic">Cin</mi>
                  <mo>¯</mo>
                </mover>
              </mrow>
            </mrow>
          </mrow>
          <mo fence="true" stretchy="false">)</mo>
        </mrow>
        <mo stretchy="false">+</mo>
        <mi>A</mi>
      </mrow>
      <mrow>
        <mo fence="true" stretchy="false">(</mo>
        <mrow>
          <mrow>
            <mrow>
              <mi>B</mi>
              <mo stretchy="false">⋅</mo>
              <mi mathvariant="italic">Cin</mi>
            </mrow>
            <mo stretchy="false">+</mo>
            <mrow>
              <mover accent="true">
                <mi>B</mi>
                <mo>¯</mo>
              </mover>
              <mo stretchy="false">⋅</mo>
              <mover accent="true">
                <mi mathvariant="italic">Cin</mi>
                <mo>¯</mo>
              </mover>
            </mrow>
          </mrow>
        </mrow>
        <mo fence="true" stretchy="false">)</mo>
      </mrow>
    </mrow>
    <annotation encoding="StarMath 5.0">S = overline{ A }( overline {B} cdot Cin  + B cdot Overline{Cin} ) + A( B cdot Cin + overline{B} cdot overline{Cin} )

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over accent="true">
          <mi>A</mi>
          <mo>¯</mo>
        </mover>
      </mrow>
      <mrow>
        <mrow>
          <mo fence="true" stretchy="false">(</mo>
          <mrow>
            <mrow>
              <mi>B</mi>
              <mo stretchy="false">⊕</mo>
              <mi mathvariant="italic">Cin</mi>
            </mrow>
          </mrow>
          <mo fence="true" stretchy="false">)</mo>
        </mrow>
        <mo stretchy="false">+</mo>
        <mi>A</mi>
      </mrow>
      <mrow>
        <mo fence="true" stretchy="false">(</mo>
        <mrow>
          <mover accent="true">
            <mrow>
              <mi>B</mi>
              <mo stretchy="false">⊕</mo>
              <mi mathvariant="italic">Cin</mi>
            </mrow>
            <mo>¯</mo>
          </mover>
        </mrow>
        <mo fence="true" stretchy="false">)</mo>
      </mrow>
    </mrow>
    <annotation encoding="StarMath 5.0">S = overline{ A } ( B oplus Cin )+ A( overline{B oplus Cin} )
</annotation>
  </semantics>
</math>
</file>

<file path=Object 5/content.xml><?xml version="1.0" encoding="utf-8"?>
<math xmlns="http://www.w3.org/1998/Math/MathML" display="block">
  <semantics>
    <mrow>
      <mi>S</mi>
      <mo stretchy="false">=</mo>
      <mrow>
        <mrow>
          <mo fence="true" stretchy="false">(</mo>
          <mrow>
            <mrow>
              <mi>A</mi>
              <mo stretchy="false">⊕</mo>
              <mi>B</mi>
            </mrow>
          </mrow>
          <mo fence="true" stretchy="false">)</mo>
        </mrow>
        <mo stretchy="false">⊕</mo>
        <mi>C</mi>
      </mrow>
    </mrow>
    <annotation encoding="StarMath 5.0">S = (A oplus B) oplus C </annotation>
  </semantics>
</math>
</file>

<file path=Object 6/content.xml><?xml version="1.0" encoding="utf-8"?>
<math xmlns="http://www.w3.org/1998/Math/MathML" display="block">
  <semantics>
    <mrow>
      <mi mathvariant="italic">Cin</mi>
      <mo stretchy="false">=</mo>
      <mrow>
        <mrow>
          <mi>A</mi>
          <mo stretchy="false">⋅</mo>
          <mi>B</mi>
        </mrow>
        <mo stretchy="false">+</mo>
        <mrow>
          <mi>B</mi>
          <mo stretchy="false">⋅</mo>
          <mi mathvariant="italic">Cin</mi>
        </mrow>
        <mo stretchy="false">+</mo>
        <mrow>
          <mi>A</mi>
          <mo stretchy="false">⋅</mo>
          <mi mathvariant="italic">Cin</mi>
        </mrow>
      </mrow>
    </mrow>
    <annotation encoding="StarMath 5.0">Cin = A cdot B + B cdot Cin + A cdot Cin
</annotation>
  </semantics>
</math>
</file>

<file path=Object 7/content.xml><?xml version="1.0" encoding="utf-8"?>
<math xmlns="http://www.w3.org/1998/Math/MathML" display="block">
  <semantics>
    <mrow>
      <mrow>
        <mi mathvariant="italic">Cin</mi>
        <mo stretchy="false">=</mo>
        <mrow>
          <mrow>
            <mi>A</mi>
            <mo stretchy="false">⋅</mo>
            <mi>B</mi>
          </mrow>
          <mo stretchy="false">+</mo>
          <mi mathvariant="italic">Cin</mi>
        </mrow>
      </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</mrow>
    <annotation encoding="StarMath 5.0">Cin = A cdot B + Cin( A + B )</annotation>
  </semantics>
</math>
</file>

<file path=Object 8/content.xml><?xml version="1.0" encoding="utf-8"?>
<math xmlns="http://www.w3.org/1998/Math/MathML" display="block">
  <semantics>
    <mrow>
      <mrow>
        <mi mathvariant="italic">Cin</mi>
        <mo stretchy="false">=</mo>
        <mrow>
          <mrow>
            <mi>A</mi>
            <mo stretchy="false">⋅</mo>
            <mi>B</mi>
          </mrow>
          <mo stretchy="false">+</mo>
          <mi mathvariant="italic">Cin</mi>
        </mrow>
      </mrow>
      <mrow>
        <mo fence="true" stretchy="false">(</mo>
        <mrow>
          <mrow>
            <mi>A</mi>
            <mo stretchy="false">⊕</mo>
            <mi>B</mi>
          </mrow>
        </mrow>
        <mo fence="true" stretchy="false">)</mo>
      </mrow>
    </mrow>
    <annotation encoding="StarMath 5.0">Cin = A cdot B + Cin ( A oplus B )</annotation>
  </semantics>
</math>
</file>